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B4000000876EF466FB.png"/>
  <manifest:file-entry manifest:media-type="image/png" manifest:full-path="Pictures/100000000000005E0000005E7FDCEED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cfe7f5" draw:fill-gradient-name="Gradient_20_11" draw:gradient-step-count="38" draw:textarea-horizontal-align="justify" draw:textarea-vertical-align="middle" draw:auto-grow-height="false" fo:min-height="0cm" fo:min-width="0cm" draw:shadow-offset-x="0.203cm" draw:shadow-offset-y="0.203cm"/>
    </style:style>
    <style:style style:name="gr2" style:family="graphic" style:parent-style-name="standard">
      <style:graphic-properties draw:fill="gradient" draw:fill-gradient-name="Gradient_20_7" draw:textarea-vertical-align="middle"/>
    </style:style>
    <style:style style:name="gr3" style:family="graphic" style:parent-style-name="standard">
      <style:graphic-properties draw:fill="hatch" draw:fill-hatch-name="Hatch_20_1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bitmap" draw:fill-image-name="Leaves" draw:textarea-vertical-align="middle" draw:auto-grow-height="false" fo:min-height="0.749cm" fo:min-width="0.499cm"/>
    </style:style>
    <style:style style:name="gr5" style:family="graphic" style:parent-style-name="standard">
      <style:graphic-properties draw:fill-color="#579d1c"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draw:fill="bitmap" draw:fill-image-name="Wall" draw:textarea-horizontal-align="center" draw:textarea-vertical-align="middle"/>
    </style:style>
    <style:style style:name="gr7" style:family="graphic" style:parent-style-name="standard">
      <style:graphic-properties draw:fill="bitmap" draw:fill-image-name="Wall" draw:textarea-horizontal-align="justify" draw:textarea-vertical-align="middle" draw:auto-grow-height="false" fo:min-height="0cm" fo:min-width="0cm" draw:shadow="hidden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094cm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 style:parent-style-name="standard">
      <style:graphic-properties draw:stroke="none" svg:stroke-color="#000000" draw:fill="none" draw:fill-color="#ffffff" fo:min-height="0.5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-color="#dddddd" draw:textarea-vertical-align="middle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000099" draw:textarea-vertical-align="middle" draw:auto-grow-height="false" fo:min-height="0.749cm" fo:min-width="0.499cm"/>
    </style:style>
    <style:style style:name="gr16" style:family="graphic" style:parent-style-name="standard">
      <style:graphic-properties draw:fill-color="#99ff66" draw:textarea-vertical-align="middle" draw:auto-grow-height="false" fo:min-height="0.749cm" fo:min-width="0.499cm"/>
    </style:style>
    <style:style style:name="gr17" style:family="graphic" style:parent-style-name="standard">
      <style:graphic-properties draw:fill-color="#ff3333" draw:textarea-vertical-align="middle" draw:auto-grow-height="false" fo:min-height="0.749cm" fo:min-width="0.499cm"/>
    </style:style>
    <style:style style:name="gr18" style:family="graphic" style:parent-style-name="standard">
      <style:graphic-properties draw:fill="gradient" draw:fill-gradient-name="Gradient_20_8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.394cm" svg:height="4.135cm" draw:transform="skewX (0.344702527268815) rotate (0.958883891045504) translate (2.294cm 4.52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342.35976789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2" draw:text-style-name="P1" draw:layer="layout" svg:width="7.112cm" svg:height="4.953cm" svg:x="11.795cm" svg:y="1.889cm">
          <text:p/>
        </draw:ellipse>
        <draw:path draw:style-name="gr3" draw:text-style-name="P1" draw:layer="layout" svg:width="6.476cm" svg:height="3.809cm" svg:x="2.27cm" svg:y="8.62cm" svg:viewBox="0 0 6477 3810" svg:d="M0 3810v-3810h6477c0 0-1015 1065-1015 1905s1015 1905 1015 1905z">
          <text:p/>
        </draw:path>
        <draw:custom-shape draw:style-name="gr4" draw:text-style-name="P1" draw:layer="layout" svg:width="4.445cm" svg:height="4.445cm" svg:x="12.684cm" svg:y="7.858cm">
          <text:p/>
          <draw:enhanced-geometry draw:glue-point-type="segments" draw:type="mso-spt100" draw:modifiers="-46.1844441935105 15.888991332109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gon draw:style-name="gr5" draw:text-style-name="P1" draw:layer="layout" svg:width="3.937cm" svg:height="6.732cm" svg:x="1.762cm" svg:y="13.192cm" svg:viewBox="0 0 3938 6733" draw:points="3938,6733 0,6733 1274,3939 508,3939 1571,1906 1016,1906 1969,0 2922,1906 2367,1906 3430,3939 2664,3939">
          <text:p/>
        </draw:polygon>
        <draw:path draw:style-name="gr6" draw:text-style-name="P1" draw:layer="layout" svg:width="4.444cm" svg:height="7.618cm" svg:x="9.382cm" svg:y="14.335cm" svg:viewBox="0 0 4445 7619" svg:d="M2223 3174c-523 0-995 166-1368 450 26 126 58 251 96 377 129 425 289 730 512 976 222 245 441 357 698 357-1 0-1 0-1 0-257 0-476-112-698-357-223-246-383-551-512-976-128-426-187-843-187-1334s59-908 187-1333c129-426 289-731 512-977 222-245 441-357 698-357s476 112 699 357c222 246 382 551 511 977 128 425 187 842 187 1333 0 316-24 602-76 879-354-236-785-372-1258-372zM2221 3174c-23 0-45 0-68 1-3 0-7 0-10 0-20 1-40 2-60 3-4 0-8 0-12 1-21 1-41 3-61 4-6 1-12 1-18 2-16 2-32 3-49 5-7 1-14 2-21 3-15 2-30 4-45 6-11 1-23 3-34 5-12 2-25 4-37 6s-23 5-35 7c-9 2-19 3-28 5-16 4-32 7-48 11-3 1-7 1-11 2 4-1 7-2 11-2 16-4 32-8 48-11 9-2 19-4 28-5 12-3 23-5 35-7s25-4 37-6c11-2 23-4 34-5 15-2 30-4 45-6 7-1 14-2 21-3 16-2 33-4 49-5 6-1 12-1 18-2 20-2 40-3 61-4 4-1 8-1 12-1 20-1 40-2 60-3 3 0 7 0 10 0 23-1 45-1 68-1 1 0 1 0 1 0zM855 3624c26 126 58 251 96 377 129 425 289 730 512 976 222 245 441 357 698 357s476-112 699-357c222-246 382-551 511-977 46-150 82-300 111-453 588 393 963 1063 963 1849 0 1260-963 2223-2223 2223s-2222-963-2222-2223c0-1073 698-1931 1684-2161-309 73-589 206-829 389z">
          <text:p/>
        </draw:path>
        <draw:path draw:style-name="gr7" draw:text-style-name="P1" draw:layer="layout" svg:width="2.626cm" svg:height="2.159cm" svg:x="6.755cm" svg:y="16.748cm" svg:viewBox="0 0 2627 2160" svg:d="M1368 0c473 0 904 136 1259 372-29 153-66 303-111 454-129 426-289 731-512 977-223 245-441 357-698 357-258 0-476-112-699-357-223-246-383-551-511-976-38-126-70-251-96-377 373-284 845-450 1368-450z">
          <text:p/>
        </draw:path>
        <draw:line draw:style-name="gr8" draw:text-style-name="P1" draw:layer="layout" svg:x1="3.54cm" svg:y1="25.13cm" svg:x2="7.35cm" svg:y2="21.32cm">
          <text:p/>
        </draw:line>
        <draw:line draw:style-name="gr8" draw:text-style-name="P1" xml:id="id2" draw:id="id2" draw:layer="layout" svg:x1="7.35cm" svg:y1="21.32cm" svg:x2="11.16cm" svg:y2="25.13cm">
          <draw:glue-point draw:id="4" svg:x="-0.666cm" svg:y="-0.666cm"/>
          <text:p/>
        </draw:line>
        <draw:line draw:style-name="gr8" draw:text-style-name="P1" xml:id="id1" draw:id="id1" draw:layer="layout" svg:x1="11.16cm" svg:y1="25.13cm" svg:x2="3.54cm" svg:y2="25.13cm">
          <text:p/>
        </draw:line>
        <draw:connector draw:style-name="gr8" draw:text-style-name="P1" draw:layer="layout" draw:type="line" svg:x1="3.54cm" svg:y1="25.13cm" svg:x2="9.002cm" svg:y2="22.972cm" draw:start-shape="id1" draw:start-glue-point="3" draw:end-shape="id2" draw:end-glue-point="4" svg:d="M3540 25130l5462-2158">
          <text:p/>
        </draw:connector>
        <draw:frame draw:style-name="gr9" draw:text-style-name="P2" draw:layer="layout" svg:width="1.016cm" svg:height="0.725cm" svg:x="4.81cm" svg:y="22.717cm">
          <draw:text-box>
            <text:p text:style-name="P2"><text:span text:style-name="T1">а</text:span></text:p>
          </draw:text-box>
        </draw:frame>
        <draw:frame draw:style-name="gr10" draw:layer="layout" svg:width="1.016cm" svg:height="0.963cm" svg:x="6.842cm" svg:y="20.558cm">
          <draw:text-box>
            <text:p>В</text:p>
          </draw:text-box>
        </draw:frame>
        <draw:frame draw:style-name="gr11" draw:layer="layout" svg:width="0.889cm" svg:height="0.963cm" svg:x="10.906cm" svg:y="24.929cm">
          <draw:text-box>
            <text:p>С</text:p>
          </draw:text-box>
        </draw:frame>
        <draw:frame draw:style-name="gr12" draw:layer="layout" svg:width="0.925cm" svg:height="0.963cm" svg:x="2.996cm" svg:y="24.876cm">
          <draw:text-box>
            <text:p>А</text:p>
          </draw:text-box>
        </draw:frame>
        <draw:frame draw:style-name="gr12" draw:layer="layout" svg:width="0.959cm" svg:height="0.963cm" svg:x="8.9cm" svg:y="22.43cm">
          <draw:text-box>
            <text:p>Н</text:p>
          </draw:text-box>
        </draw:frame>
        <draw:frame draw:style-name="gr12" draw:text-style-name="P2" draw:layer="layout" svg:width="0.739cm" svg:height="0.725cm" svg:x="10.04cm" svg:y="23.643cm">
          <draw:text-box>
            <text:p><text:span text:style-name="T1">b</text:span></text:p>
          </draw:text-box>
        </draw:frame>
        <draw:frame draw:style-name="gr12" draw:text-style-name="P3" draw:layer="layout" svg:width="1.222cm" svg:height="0.725cm" svg:x="6.763cm" svg:y="24.368cm">
          <draw:text-box>
            <text:p text:style-name="P3"><text:span text:style-name="T2">a+b</text:span></text:p>
          </draw:text-box>
        </draw:frame>
        <draw:ellipse draw:style-name="gr13" draw:text-style-name="P1" draw:layer="layout" svg:width="3.683cm" svg:height="6.223cm" svg:x="15.097cm" svg:y="19.542cm">
          <text:p/>
        </draw:ellipse>
        <draw:custom-shape draw:style-name="gr14" draw:text-style-name="P1" draw:layer="layout" svg:width="3.429cm" svg:height="3.429cm" svg:x="15.224cm" svg:y="20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3.556cm" svg:height="3.556cm" svg:x="14.843cm" svg:y="13.827cm">
          <text:p/>
          <draw:enhanced-geometry draw:glue-point-type="segments" draw:type="mso-spt100" draw:modifiers="-90 148.30093693591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6" draw:text-style-name="P1" draw:layer="layout" svg:width="3.556cm" svg:height="3.556cm" svg:x="14.843cm" svg:y="13.827cm">
          <text:p/>
          <draw:enhanced-geometry draw:glue-point-type="segments" draw:type="mso-spt100" draw:modifiers="148.065294664024 29.639161165920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7" draw:text-style-name="P1" draw:layer="layout" svg:width="3.556cm" svg:height="3.556cm" svg:x="14.843cm" svg:y="13.828cm">
          <text:p/>
          <draw:enhanced-geometry draw:glue-point-type="segments" draw:type="mso-spt100" draw:modifiers="29.3107541830425 -90.565908183060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" draw:layer="layout" svg:width="4.572cm" svg:height="4.572cm" svg:x="7.477cm" svg:y="3.6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1" draw:display-name="Gradient 11" draw:style="axial" draw:start-color="#666666" draw:end-color="#ffffff" draw:start-intensity="100%" draw:end-intensity="95%" draw:angle="150" draw:border="70%"/>
    <draw:gradient draw:name="Gradient_20_7" draw:display-name="Gradient 7" draw:style="square" draw:cx="80%" draw:cy="45%" draw:start-color="#333333" draw:end-color="#ffffff" draw:start-intensity="80%" draw:end-intensity="100%" draw:angle="2400" draw:border="40%"/>
    <draw:gradient draw:name="Gradient_20_8" draw:display-name="Gradient 8" draw:style="radial" draw:cx="50%" draw:cy="50%" draw:start-color="#1c1c1c" draw:end-color="#ffffff" draw:start-intensity="100%" draw:end-intensity="100%" draw:border="10%"/>
    <draw:hatch draw:name="Hatch_20_1" draw:display-name="Hatch 1" draw:style="double" draw:color="#999999" draw:distance="0.076cm" draw:rotation="450"/>
    <draw:fill-image draw:name="Leaves" xlink:href="Pictures/100000000000005E0000005E7FDCEED9.png" xlink:type="simple" xlink:show="embed" xlink:actuate="onLoad"/>
    <draw:fill-image draw:name="Wall" xlink:href="Pictures/10000000000000B4000000876EF466FB.png" xlink:type="simple" xlink:show="embed" xlink:actuate="onLoad"/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808080" draw:marker-start-width="0.2cm" draw:marker-start-center="false" draw:marker-end-width="0.2cm" draw:marker-end-center="false" svg:stroke-linecap="round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st Test</meta:initial-creator>
    <meta:creation-date>2019-10-29T11:09:12.57</meta:creation-date>
    <dc:date>2019-10-29T12:10:50.61</dc:date>
    <dc:creator>Test Test</dc:creator>
    <meta:editing-duration>PT14M43S</meta:editing-duration>
    <meta:editing-cycles>1</meta:editing-cycles>
    <meta:document-statistic meta:object-count="24"/>
    <meta:generator>OpenOffice/4.1.7$Win32 OpenOffice.org_project/417m1$Build-9800</meta:generator>
  </office:meta>
</office:document-meta>
</file>